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93.49mm"/>
    </style:style>
    <style:style style:name="co6" style:family="table-column">
      <style:table-column-properties fo:break-before="auto" style:column-width="77.3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Info: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Tutorial</text:p>
          </table:table-cell>
        </table:table-row>
        <table:table-row table:style-name="ro1">
          <table:table-cell table:style-name="ce1" office:value-type="string" calcext:value-type="string">
            <text:p>Arquitetônic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chicad</text:p>
          </table:table-cell>
          <table:table-cell office:value-type="string" calcext:value-type="string">
            <text:p>Graphiso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graphisoft.com/br/" xlink:type="simple">https://www.graphisoft.com/br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tley Architecture</text:p>
          </table:table-cell>
          <table:table-cell office:value-type="string" calcext:value-type="string">
            <text:p>Bentley Syste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bentley.com/en/solutions/project-delivery" xlink:type="simple">https://www.bentley.com/en/solutions/project-delivery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ecad</text:p>
          </table:table-cell>
          <table:table-cell office:value-type="string" calcext:value-type="string">
            <text:p>FreeCAD Team</text:p>
          </table:table-cell>
          <table:table-cell office:value-type="string" calcext:value-type="string">
            <text:p>opem source</text:p>
          </table:table-cell>
          <table:table-cell office:value-type="string" calcext:value-type="string">
            <text:p><text:a xlink:href="https://www.freecadweb.org/?lang=pt_BR" xlink:type="simple">https://www.freecadweb.org/?lang=pt_BR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it</text:p>
          </table:table-cell>
          <table:table-cell office:value-type="string" calcext:value-type="string">
            <text:p>Autodes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autodesk.com.br/products/revit/overview" xlink:type="simple">https://www.autodesk.com.br/products/revit/overview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ctorworks Architect</text:p>
          </table:table-cell>
          <table:table-cell office:value-type="string" calcext:value-type="string">
            <text:p>Nemetsche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vectorworks.net/en-US/architect" xlink:type="simple">https://www.vectorworks.net/en-US/architect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Estrutural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TQ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tqs.com.br/" xlink:type="simple">https://www.tqs.com.br/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Simulação ambiental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Compatibilização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Navisworks</text:p>
          </table:table-cell>
          <table:table-cell office:value-type="string" calcext:value-type="string">
            <text:p>Autodes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autodesk.com/products/navisworks/overview" xlink:type="simple">https://www.autodesk.com/products/navisworks/overview</text:a></text:p>
          </table:table-cell>
          <table:table-cell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0:12:45.972000000</meta:creation-date>
    <meta:generator>LibreOffice/6.1.4.2$Windows_X86_64 LibreOffice_project/9d0f32d1f0b509096fd65e0d4bec26ddd1938fd3</meta:generator>
    <dc:date>2020-03-16T20:45:56.636000000</dc:date>
    <meta:editing-duration>PT11M25S</meta:editing-duration>
    <meta:editing-cycles>2</meta:editing-cycles>
    <meta:document-statistic meta:table-count="1" meta:cell-count="38" meta:object-count="0"/>
  </office:meta>
</office:document-meta>
</file>